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0" fo:orphans="0" fo:break-before="page" fo:text-align="center" style:page-number="1"/>
    </style:style>
    <style:style style:name="T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widows="0" fo:orphans="0"/>
      <style:text-properties style:font-name="Verdana" style:font-name-asian="Verdana" style:font-name-complex="Verdana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widows="0" fo:orphans="0" fo:text-align="justify" fo:text-indent="0.5in"/>
    </style:style>
    <style:style style:name="T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6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7" style:parent-style-name="Standard" style:family="paragraph">
      <style:paragraph-properties fo:widows="0" fo:orphans="0"/>
      <style:text-properties style:font-name="Verdana" style:font-name-asian="Verdana" style:font-name-complex="Verdana" fo:font-size="12pt" style:font-size-asian="12pt" style:font-size-complex="12pt"/>
    </style:style>
    <style:style style:name="P18" style:parent-style-name="Standard" style:family="paragraph">
      <style:paragraph-properties fo:widows="0" fo:orphans="0" fo:line-height="100%" fo:text-indent="0.5in"/>
    </style:style>
    <style:style style:name="T19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20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2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3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size="12pt" style:font-size-asian="12pt" style:font-size-complex="12pt"/>
    </style:style>
    <style:style style:name="TableColumn25" style:family="table-column">
      <style:table-column-properties style:column-width="5.9062in"/>
    </style:style>
    <style:style style:name="Table24" style:family="table">
      <style:table-properties style:width="5.9062in" fo:margin-left="0.3902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widows="0" fo:orphans="0" fo:text-align="center" fo:line-height="100%"/>
      <style:text-properties style:font-name="Consolas" style:font-name-asian="Verdana" style:font-name-complex="Verdana" fo:font-weight="bold" style:font-weight-asian="bold" fo:font-size="12pt" style:font-size-asian="12pt" style:font-size-complex="12p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32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33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34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35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39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40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41" style:parent-style-name="Standard" style:family="paragraph">
      <style:paragraph-properties fo:widows="0" fo:orphans="0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42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43" style:parent-style-name="Standard" style:family="paragraph">
      <style:paragraph-properties fo:widows="0" fo:orphans="0" fo:text-align="justify" fo:text-indent="0.5in"/>
    </style:style>
    <style:style style:name="T4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7" style:parent-style-name="Standard" style:family="paragraph">
      <style:paragraph-properties fo:widows="0" fo:orphans="0" fo:text-align="justify" fo:text-indent="0.5in"/>
    </style:style>
    <style:style style:name="T4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6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1" style:parent-style-name="Standard" style:family="paragraph">
      <style:paragraph-properties fo:widows="0" fo:orphans="0" fo:text-align="justify" fo:text-indent="0.5in"/>
    </style:style>
    <style:style style:name="T6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6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6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6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7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7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0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8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8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4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8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86" style:parent-style-name="Standard" style:family="paragraph">
      <style:paragraph-properties fo:widows="0" fo:orphans="0" fo:text-align="justify" fo:text-indent="0.5in"/>
    </style:style>
    <style:style style:name="T8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8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8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0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9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9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4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9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6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9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9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9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0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0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03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04" style:parent-style-name="Standard" style:family="paragraph">
      <style:paragraph-properties fo:widows="0" fo:orphans="0" fo:text-align="justify" fo:text-indent="0.5in"/>
    </style:style>
    <style:style style:name="T10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6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0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0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0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0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1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14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15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16" style:parent-style-name="Standard" style:family="paragraph">
      <style:paragraph-properties fo:widows="0" fo:orphans="0" fo:text-align="justify" fo:text-indent="0.5in"/>
    </style:style>
    <style:style style:name="T11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1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1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20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TableColumn122" style:family="table-column">
      <style:table-column-properties style:column-width="2.6548in"/>
    </style:style>
    <style:style style:name="Table121" style:family="table">
      <style:table-properties style:width="2.6548in" fo:margin-left="2.1625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widows="0" fo:orphans="0" fo:text-align="center" fo:line-height="100%"/>
      <style:text-properties style:font-name="Consolas" style:font-name-asian="Verdana" style:font-name-complex="Verdana" fo:font-weight="bold" style:font-weight-asian="bold" fo:font-size="12pt" style:font-size-asian="12pt" style:font-size-complex="12pt" fo:language="en" fo:country="US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129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130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134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135" style:parent-style-name="Standard" style:family="paragraph">
      <style:paragraph-properties fo:widows="0" fo:orphans="0" fo:text-align="justify" fo:line-height="100%"/>
      <style:text-properties style:font-name="Consolas" style:font-name-asian="Verdana" style:font-name-complex="Verdana" fo:font-size="12pt" style:font-size-asian="12pt" style:font-size-complex="12pt" fo:language="en" fo:country="US"/>
    </style:style>
    <style:style style:name="P136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137" style:parent-style-name="Standard" style:family="paragraph">
      <style:paragraph-properties fo:widows="0" fo:orphans="0" fo:text-align="justify" fo:text-indent="0.5in"/>
    </style:style>
    <style:style style:name="T13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3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4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4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4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4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4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4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5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5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5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5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5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59" style:parent-style-name="Standard" style:family="paragraph">
      <style:paragraph-properties fo:widows="0" fo:orphans="0"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60" style:parent-style-name="Standard" style:family="paragraph">
      <style:paragraph-properties fo:widows="0" fo:orphans="0" fo:text-align="justify" fo:text-indent="0.5in"/>
    </style:style>
    <style:style style:name="T16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6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6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16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16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67" style:parent-style-name="Standard" style:family="paragraph">
      <style:paragraph-properties fo:widows="0" fo:orphans="0" fo:text-indent="0.5in"/>
      <style:text-properties style:font-name="Verdana" style:font-name-asian="Verdana" style:font-name-complex="Verdana" fo:font-size="12pt" style:font-size-asian="12pt" style:font-size-complex="12pt"/>
    </style:style>
    <style:style style:name="P168" style:parent-style-name="Standard" style:family="paragraph">
      <style:paragraph-properties fo:widows="0" fo:orphans="0" fo:text-indent="0.5in"/>
    </style:style>
    <style:style style:name="T16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170" style:parent-style-name="Normal" style:family="paragraph">
      <style:paragraph-properties fo:break-before="page"/>
      <style:text-properties style:font-name="Verdana" style:font-name-asian="Verdana" style:font-name-complex="Verdana" fo:font-weight="bold" style:font-weight-asian="bold" fo:font-size="16pt" style:font-size-asian="16pt" style:font-size-complex="16pt" fo:hyphenate="true"/>
    </style:style>
    <style:style style:name="P171" style:parent-style-name="Standard" style:family="paragraph">
      <style:paragraph-properties fo:widows="0" fo:orphans="0" fo:line-height="100%" fo:text-indent="0.5in"/>
    </style:style>
    <style:style style:name="T172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173" style:parent-style-name="Standard" style:family="paragraph">
      <style:paragraph-properties fo:widows="0" fo:orphans="0"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175" style:family="table-column">
      <style:table-column-properties style:column-width="4.884in" style:use-optimal-column-width="false"/>
    </style:style>
    <style:style style:name="Table174" style:family="table">
      <style:table-properties style:width="4.884in" fo:margin-left="0.8833in" table:align="left"/>
    </style:style>
    <style:style style:name="TableRow176" style:family="table-row">
      <style:table-row-properties style:min-row-height="0.1687in" style:use-optimal-row-height="false"/>
    </style:style>
    <style:style style:name="TableCell177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178" style:parent-style-name="Standard" style:family="paragraph">
      <style:paragraph-properties fo:widows="0" fo:orphans="0" fo:text-align="center" fo:line-height="100%"/>
    </style:style>
    <style:style style:name="T17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180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 fo:language="en" fo:country="US"/>
    </style:style>
    <style:style style:name="T181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182" style:family="table-row">
      <style:table-row-properties style:min-row-height="0.5791in" style:use-optimal-row-height="false"/>
    </style:style>
    <style:style style:name="TableCell183" style:family="table-cell">
      <style:table-cell-properties fo:border="0.0138in solid #000001" style:writing-mode="lr-tb" fo:padding-top="0in" fo:padding-left="0.0847in" fo:padding-bottom="0in" fo:padding-right="0.075in"/>
    </style:style>
    <style:style style:name="P18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85" style:parent-style-name="Standard" style:family="paragraph">
      <style:paragraph-properties fo:widows="0" fo:orphans="0" fo:line-height="100%"/>
    </style:style>
    <style:style style:name="T18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87" style:parent-style-name="Standard" style:family="paragraph">
      <style:paragraph-properties fo:widows="0" fo:orphans="0" fo:line-height="100%"/>
    </style:style>
    <style:style style:name="T18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8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1" style:parent-style-name="Standard" style:family="paragraph">
      <style:paragraph-properties fo:widows="0" fo:orphans="0" fo:line-height="100%"/>
    </style:style>
    <style:style style:name="T19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3" style:parent-style-name="Standard" style:family="paragraph">
      <style:paragraph-properties fo:widows="0" fo:orphans="0" fo:line-height="100%"/>
    </style:style>
    <style:style style:name="T19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195" style:parent-style-name="Standard" style:family="paragraph">
      <style:paragraph-properties fo:widows="0" fo:orphans="0" fo:line-height="100%"/>
    </style:style>
    <style:style style:name="T19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197" style:family="table-row">
      <style:table-row-properties style:min-row-height="0.5791in" style:use-optimal-row-height="false"/>
    </style:style>
    <style:style style:name="TableCell198" style:family="table-cell">
      <style:table-cell-properties fo:border="0.0138in solid #000001" style:writing-mode="lr-tb" fo:padding-top="0in" fo:padding-left="0.0847in" fo:padding-bottom="0in" fo:padding-right="0.075in"/>
    </style:style>
    <style:style style:name="P19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0" style:parent-style-name="Standard" style:family="paragraph">
      <style:paragraph-properties fo:widows="0" fo:orphans="0" fo:line-height="100%"/>
    </style:style>
    <style:style style:name="T20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2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3" style:parent-style-name="Standard" style:family="paragraph">
      <style:paragraph-properties fo:widows="0" fo:orphans="0" fo:line-height="100%"/>
    </style:style>
    <style:style style:name="T20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5" style:parent-style-name="Standard" style:family="paragraph">
      <style:paragraph-properties fo:widows="0" fo:orphans="0" fo:line-height="100%"/>
    </style:style>
    <style:style style:name="T20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7" style:parent-style-name="Standard" style:family="paragraph">
      <style:paragraph-properties fo:widows="0" fo:orphans="0" fo:line-height="100%"/>
    </style:style>
    <style:style style:name="T20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09" style:parent-style-name="Standard" style:family="paragraph">
      <style:paragraph-properties fo:widows="0" fo:orphans="0" fo:line-height="100%"/>
    </style:style>
    <style:style style:name="T21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21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12" style:parent-style-name="Standard" style:family="paragraph">
      <style:paragraph-properties fo:widows="0" fo:orphans="0" fo:line-height="100%"/>
    </style:style>
    <style:style style:name="T21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1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15" style:parent-style-name="Standard" style:family="paragraph">
      <style:paragraph-properties fo:text-indent="0.5in"/>
      <style:text-properties fo:language="en" fo:country="US"/>
    </style:style>
    <style:style style:name="P216" style:parent-style-name="Standard" style:family="paragraph">
      <style:paragraph-properties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 fo:language="en" fo:country="US"/>
    </style:style>
    <style:style style:name="TableColumn218" style:family="table-column">
      <style:table-column-properties style:column-width="4.9222in" style:use-optimal-column-width="false"/>
    </style:style>
    <style:style style:name="Table217" style:family="table">
      <style:table-properties style:width="4.9222in" fo:margin-left="0.8791in" table:align="left"/>
    </style:style>
    <style:style style:name="TableRow219" style:family="table-row">
      <style:table-row-properties style:min-row-height="0.1666in" style:use-optimal-row-height="false"/>
    </style:style>
    <style:style style:name="TableCell220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221" style:parent-style-name="Standard" style:family="paragraph">
      <style:paragraph-properties fo:text-align="center" fo:line-height="100%"/>
    </style:style>
    <style:style style:name="T222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223" style:family="table-row">
      <style:table-row-properties style:min-row-height="0.5694in" style:use-optimal-row-height="false"/>
    </style:style>
    <style:style style:name="TableCell224" style:family="table-cell">
      <style:table-cell-properties fo:border="0.0138in solid #000001" style:writing-mode="lr-tb" fo:padding-top="0in" fo:padding-left="0.0847in" fo:padding-bottom="0in" fo:padding-right="0.075in"/>
    </style:style>
    <style:style style:name="P22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26" style:parent-style-name="Standard" style:family="paragraph">
      <style:paragraph-properties fo:line-height="100%"/>
    </style:style>
    <style:style style:name="T22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228" style:family="table-row">
      <style:table-row-properties style:min-row-height="0.5694in" style:use-optimal-row-height="false"/>
    </style:style>
    <style:style style:name="TableCell229" style:family="table-cell">
      <style:table-cell-properties fo:border="0.0138in solid #000001" style:writing-mode="lr-tb" fo:padding-top="0in" fo:padding-left="0.0847in" fo:padding-bottom="0in" fo:padding-right="0.075in"/>
    </style:style>
    <style:style style:name="P230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1" style:parent-style-name="Standard" style:family="paragraph">
      <style:paragraph-properties fo:line-height="100%"/>
    </style:style>
    <style:style style:name="T23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3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4" style:parent-style-name="Standard" style:family="paragraph">
      <style:paragraph-properties fo:line-height="100%"/>
    </style:style>
    <style:style style:name="T235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236" style:parent-style-name="Standard" style:family="paragraph">
      <style:paragraph-properties fo:line-height="100%"/>
    </style:style>
    <style:style style:name="T23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3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39" style:parent-style-name="Standard" style:family="paragraph">
      <style:paragraph-properties fo:text-indent="0.5in"/>
    </style:style>
    <style:style style:name="P240" style:parent-style-name="Standard" style:family="paragraph">
      <style:paragraph-properties fo:text-indent="0.5in"/>
    </style:style>
    <style:style style:name="P241" style:parent-style-name="Standard" style:family="paragraph">
      <style:paragraph-properties fo:text-align="justify" fo:text-indent="0.5in"/>
    </style:style>
    <style:style style:name="T24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4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44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45" style:parent-style-name="Standard" style:family="paragraph">
      <style:paragraph-properties fo:text-align="justify" fo:text-indent="0.5in"/>
    </style:style>
    <style:style style:name="T24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4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4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49" style:parent-style-name="Standard" style:family="paragraph">
      <style:paragraph-properties fo:text-align="justify" fo:text-indent="0.5in"/>
    </style:style>
    <style:style style:name="T25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51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5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5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54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55" style:parent-style-name="Standard" style:family="paragraph">
      <style:paragraph-properties fo:widows="0" fo:orphans="0" fo:line-height="100%"/>
    </style:style>
    <style:style style:name="T256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5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58" style:parent-style-name="Standard" style:family="paragraph">
      <style:paragraph-properties fo:widows="0" fo:orphans="0" fo:text-align="justify" fo:line-height="100%"/>
    </style:style>
    <style:style style:name="T25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6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6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6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63" style:parent-style-name="Standard" style:family="paragraph">
      <style:paragraph-properties fo:widows="0" fo:orphans="0" fo:line-height="100%"/>
    </style:style>
    <style:style style:name="T26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6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66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67" style:parent-style-name="Standard" style:family="paragraph">
      <style:paragraph-properties fo:widows="0" fo:orphans="0" fo:text-align="justify" fo:line-height="100%" fo:text-indent="0.5in"/>
      <style:text-properties style:font-name="Verdana" style:font-name-asian="Verdana" style:font-name-complex="Verdana" fo:font-size="12pt" style:font-size-asian="12pt" style:font-size-complex="12pt"/>
    </style:style>
    <style:style style:name="P268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69" style:parent-style-name="Standard" style:family="paragraph">
      <style:paragraph-properties fo:widows="0" fo:orphans="0" fo:line-height="100%"/>
    </style:style>
    <style:style style:name="T27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7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72" style:parent-style-name="Standard" style:family="paragraph">
      <style:paragraph-properties fo:widows="0" fo:orphans="0" fo:text-align="justify" fo:line-height="100%"/>
    </style:style>
    <style:style style:name="T27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7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75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76" style:parent-style-name="Standard" style:family="paragraph">
      <style:paragraph-properties fo:widows="0" fo:orphans="0" fo:line-height="100%"/>
    </style:style>
    <style:style style:name="T27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278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279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280" style:parent-style-name="Standard" style:family="paragraph">
      <style:paragraph-properties fo:widows="0" fo:orphans="0" fo:text-align="justify" fo:line-height="100%"/>
    </style:style>
    <style:style style:name="T28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8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83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84" style:parent-style-name="Standard" style:family="paragraph">
      <style:paragraph-properties fo:widows="0" fo:orphans="0" fo:text-align="justify" fo:line-height="100%" fo:text-indent="0.5in"/>
    </style:style>
    <style:style style:name="T28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8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8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88" style:parent-style-name="Standard" style:family="paragraph">
      <style:paragraph-properties fo:widows="0" fo:orphans="0" fo:text-align="justify" fo:line-height="100%"/>
    </style:style>
    <style:style style:name="T28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92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3" style:parent-style-name="Standard" style:family="paragraph">
      <style:paragraph-properties fo:widows="0" fo:orphans="0" fo:text-align="justify" fo:line-height="100%"/>
    </style:style>
    <style:style style:name="T29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29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297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8" style:parent-style-name="Standard" style:family="paragraph">
      <style:paragraph-properties fo:widows="0" fo:orphans="0"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299" style:parent-style-name="Standard" style:family="paragraph">
      <style:paragraph-properties fo:widows="0" fo:orphans="0" fo:text-align="justify" fo:line-height="100%"/>
    </style:style>
    <style:style style:name="P300" style:parent-style-name="Standard" style:family="paragraph">
      <style:paragraph-properties fo:widows="0" fo:orphans="0" fo:text-align="justify" fo:line-height="100%" fo:text-indent="0.5in"/>
      <style:text-properties style:font-name="Verdana" fo:font-size="12pt" style:font-size-asian="12pt"/>
    </style:style>
    <style:style style:name="P301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02" style:parent-style-name="Standard" style:family="paragraph">
      <style:paragraph-properties fo:widows="0" fo:orphans="0" fo:line-height="100%"/>
    </style:style>
    <style:style style:name="T30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04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05" style:parent-style-name="Standard" style:family="paragraph">
      <style:paragraph-properties fo:widows="0" fo:orphans="0" fo:line-height="100%"/>
    </style:style>
    <style:style style:name="T306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307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08" style:parent-style-name="Standard" style:family="paragraph">
      <style:paragraph-properties fo:widows="0" fo:orphans="0" fo:line-height="100%"/>
    </style:style>
    <style:style style:name="T30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10" style:parent-style-name="Standard" style:family="paragraph">
      <style:paragraph-properties fo:widows="0" fo:orphans="0"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11" style:parent-style-name="Standard" style:family="paragraph">
      <style:paragraph-properties fo:widows="0" fo:orphans="0" fo:line-height="100%"/>
    </style:style>
    <style:style style:name="T312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3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14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/>
    </style:style>
    <style:style style:name="P315" style:parent-style-name="Standard" style:family="paragraph">
      <style:paragraph-properties fo:text-align="justify" fo:text-indent="0.5in"/>
    </style:style>
    <style:style style:name="T31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1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18" style:parent-style-name="Normal" style:family="paragraph">
      <style:paragraph-properties fo:break-before="page"/>
      <style:text-properties style:font-name="Verdana" style:font-name-asian="Verdana" style:font-name-complex="Verdana" fo:font-size="12pt" style:font-size-asian="12pt" style:font-size-complex="12pt" fo:hyphenate="true"/>
    </style:style>
    <style:style style:name="P319" style:parent-style-name="Standard" style:family="paragraph">
      <style:paragraph-properties fo:text-indent="0.5in"/>
    </style:style>
    <style:style style:name="T320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321" style:parent-style-name="Standard" style:family="paragraph">
      <style:paragraph-properties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323" style:family="table-column">
      <style:table-column-properties style:column-width="4.9312in" style:use-optimal-column-width="false"/>
    </style:style>
    <style:style style:name="Table322" style:family="table">
      <style:table-properties style:width="4.9312in" fo:margin-left="0.7805in" table:align="left"/>
    </style:style>
    <style:style style:name="TableRow324" style:family="table-row">
      <style:table-row-properties style:min-row-height="0.1666in" style:use-optimal-row-height="false"/>
    </style:style>
    <style:style style:name="TableCell325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326" style:parent-style-name="Standard" style:family="paragraph">
      <style:paragraph-properties fo:text-align="center" fo:line-height="100%"/>
    </style:style>
    <style:style style:name="T327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 fo:language="en" fo:country="US"/>
    </style:style>
    <style:style style:name="T32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330" style:family="table-row">
      <style:table-row-properties style:min-row-height="0.5694in" style:use-optimal-row-height="false"/>
    </style:style>
    <style:style style:name="TableCell331" style:family="table-cell">
      <style:table-cell-properties fo:border="0.0138in solid #000001" style:writing-mode="lr-tb" fo:padding-top="0in" fo:padding-left="0.0847in" fo:padding-bottom="0in" fo:padding-right="0.075in"/>
    </style:style>
    <style:style style:name="P33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33" style:parent-style-name="Standard" style:family="paragraph">
      <style:paragraph-properties fo:line-height="100%"/>
    </style:style>
    <style:style style:name="T33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335" style:parent-style-name="DefaultParagraphFont" style:family="text">
      <style:text-properties fo:language="en" fo:country="US"/>
    </style:style>
    <style:style style:name="P336" style:parent-style-name="Standard" style:family="paragraph">
      <style:paragraph-properties fo:line-height="100%"/>
    </style:style>
    <style:style style:name="T33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33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39" style:parent-style-name="Standard" style:family="paragraph">
      <style:paragraph-properties fo:line-height="100%"/>
    </style:style>
    <style:style style:name="T34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1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2" style:parent-style-name="Standard" style:family="paragraph">
      <style:paragraph-properties fo:line-height="100%"/>
    </style:style>
    <style:style style:name="T34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4" style:parent-style-name="Standard" style:family="paragraph">
      <style:paragraph-properties fo:line-height="100%"/>
    </style:style>
    <style:style style:name="T345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6" style:parent-style-name="Standard" style:family="paragraph">
      <style:paragraph-properties fo:line-height="100%"/>
    </style:style>
    <style:style style:name="T34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48" style:parent-style-name="Standard" style:family="paragraph">
      <style:paragraph-properties fo:line-height="100%"/>
    </style:style>
    <style:style style:name="T34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5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351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35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TableRow353" style:family="table-row">
      <style:table-row-properties style:min-row-height="0.5694in" style:use-optimal-row-height="false"/>
    </style:style>
    <style:style style:name="TableCell354" style:family="table-cell">
      <style:table-cell-properties fo:border="0.0138in solid #000001" style:writing-mode="lr-tb" fo:padding-top="0in" fo:padding-left="0.0847in" fo:padding-bottom="0in" fo:padding-right="0.075in"/>
    </style:style>
    <style:style style:name="P355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56" style:parent-style-name="Standard" style:family="paragraph">
      <style:paragraph-properties fo:line-height="100%"/>
    </style:style>
    <style:style style:name="T35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5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35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6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61" style:parent-style-name="Standard" style:family="paragraph">
      <style:paragraph-properties fo:line-height="100%"/>
    </style:style>
    <style:style style:name="T36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363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64" style:parent-style-name="Standard" style:family="paragraph">
      <style:paragraph-properties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text-align="justify" fo:text-indent="0.5in"/>
    </style:style>
    <style:style style:name="T36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6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6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369" style:parent-style-name="Standard" style:family="paragraph">
      <style:paragraph-properties fo:text-align="justify" fo:text-indent="0.5in"/>
    </style:style>
    <style:style style:name="T37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7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72" style:parent-style-name="Standard" style:family="paragraph">
      <style:text-properties fo:font-weight="bold" style:font-weight-asian="bold" fo:font-size="16pt" style:font-size-asian="16pt" style:font-size-complex="16pt"/>
    </style:style>
    <style:style style:name="P373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74" style:parent-style-name="Standard" style:family="paragraph">
      <style:paragraph-properties fo:line-height="100%"/>
    </style:style>
    <style:style style:name="T375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7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377" style:parent-style-name="Standard" style:family="paragraph">
      <style:paragraph-properties fo:line-height="100%"/>
    </style:style>
    <style:style style:name="T37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37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380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81" style:parent-style-name="Standard" style:family="paragraph">
      <style:paragraph-properties fo:text-align="justify" fo:line-height="100%"/>
    </style:style>
    <style:style style:name="T38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8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8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85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86" style:parent-style-name="Standard" style:family="paragraph">
      <style:paragraph-properties fo:line-height="100%"/>
    </style:style>
    <style:style style:name="T38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388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389" style:parent-style-name="Standard" style:family="paragraph">
      <style:paragraph-properties fo:text-align="justify" fo:line-height="100%"/>
    </style:style>
    <style:style style:name="T39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39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9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393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394" style:parent-style-name="Standard" style:family="paragraph">
      <style:paragraph-properties fo:text-align="justify" fo:line-height="100%"/>
    </style:style>
    <style:style style:name="T39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9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9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398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9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00" style:parent-style-name="Standard" style:family="paragraph">
      <style:paragraph-properties fo:text-align="justify" fo:line-height="100%"/>
    </style:style>
    <style:style style:name="P401" style:parent-style-name="Standard" style:family="paragraph">
      <style:paragraph-properties fo:text-align="justify" fo:line-height="100%" fo:text-indent="0.5in"/>
    </style:style>
    <style:style style:name="T40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03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0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05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0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07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0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09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1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11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12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4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14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15" style:parent-style-name="Standard" style:family="paragraph">
      <style:paragraph-properties fo:line-height="100%"/>
    </style:style>
    <style:style style:name="T41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17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18" style:parent-style-name="Standard" style:family="paragraph">
      <style:paragraph-properties fo:line-height="100%"/>
    </style:style>
    <style:style style:name="T41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420" style:parent-style-name="DefaultParagraphFont" style:family="text">
      <style:text-properties style:font-name="Verdana" style:font-name-asian="Consolas" style:font-name-complex="Consolas" fo:font-size="12pt" style:font-size-asian="12pt" style:font-size-complex="12pt" fo:language="en" fo:country="US"/>
    </style:style>
    <style:style style:name="P421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22" style:parent-style-name="Standard" style:family="paragraph">
      <style:paragraph-properties fo:line-height="100%"/>
    </style:style>
    <style:style style:name="T423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24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25" style:parent-style-name="Standard" style:family="paragraph">
      <style:paragraph-properties fo:text-align="justify" fo:line-height="100%"/>
    </style:style>
    <style:style style:name="T42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42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2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429" style:parent-style-name="Standard" style:family="paragraph">
      <style:paragraph-properties fo:text-align="justify" fo:text-indent="0.5in"/>
    </style:style>
    <style:style style:name="T43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3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432" style:parent-style-name="Standard" style:family="paragraph">
      <style:paragraph-properties fo:text-align="justify"/>
    </style:style>
    <style:style style:name="T43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43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435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436" style:parent-style-name="Standard" style:family="paragraph">
      <style:paragraph-properties fo:text-align="justify"/>
    </style:style>
    <style:style style:name="T43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38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439" style:parent-style-name="Standard" style:family="paragraph">
      <style:paragraph-properties fo:text-align="justify" fo:text-indent="0.5in"/>
    </style:style>
    <style:style style:name="T44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41" style:parent-style-name="Standard" style:family="paragraph">
      <style:paragraph-properties fo:break-before="page" fo:line-height="100%" fo:text-indent="0.5in"/>
    </style:style>
    <style:style style:name="T442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443" style:parent-style-name="Standard" style:family="paragraph">
      <style:paragraph-properties fo:line-height="100%"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ableColumn445" style:family="table-column">
      <style:table-column-properties style:column-width="4.4687in" style:use-optimal-column-width="false"/>
    </style:style>
    <style:style style:name="Table444" style:family="table">
      <style:table-properties style:width="4.4687in" fo:margin-left="1.1284in" table:align="left"/>
    </style:style>
    <style:style style:name="TableRow446" style:family="table-row">
      <style:table-row-properties style:min-row-height="0.1666in" style:use-optimal-row-height="false"/>
    </style:style>
    <style:style style:name="TableCell447" style:family="table-cell">
      <style:table-cell-properties fo:border="0.0138in solid #000001" style:writing-mode="lr-tb" style:vertical-align="middle" fo:padding-top="0in" fo:padding-left="0.0847in" fo:padding-bottom="0in" fo:padding-right="0.075in"/>
    </style:style>
    <style:style style:name="P448" style:parent-style-name="Standard" style:family="paragraph">
      <style:paragraph-properties fo:text-align="center" fo:line-height="100%"/>
    </style:style>
    <style:style style:name="T449" style:parent-style-name="DefaultParagraphFont" style:family="text">
      <style:text-properties style:font-name="Courier New" style:font-name-asian="Courier New" style:font-name-complex="Courier New" fo:font-weight="bold" style:font-weight-asian="bold" fo:font-size="12pt" style:font-size-asian="12pt" style:font-size-complex="12pt"/>
    </style:style>
    <style:style style:name="TableRow450" style:family="table-row">
      <style:table-row-properties style:min-row-height="0.5694in" style:use-optimal-row-height="false"/>
    </style:style>
    <style:style style:name="TableCell451" style:family="table-cell">
      <style:table-cell-properties fo:border="0.0138in solid #000001" style:writing-mode="lr-tb" fo:padding-top="0in" fo:padding-left="0.0847in" fo:padding-bottom="0in" fo:padding-right="0.075in"/>
    </style:style>
    <style:style style:name="P45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3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4" style:parent-style-name="Standard" style:family="paragraph">
      <style:paragraph-properties fo:line-height="100%"/>
    </style:style>
    <style:style style:name="T455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6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7" style:parent-style-name="Standard" style:family="paragraph">
      <style:paragraph-properties fo:line-height="100%"/>
    </style:style>
    <style:style style:name="T458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59" style:parent-style-name="Standard" style:family="paragraph">
      <style:paragraph-properties fo:line-height="100%"/>
    </style:style>
    <style:style style:name="T46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1" style:parent-style-name="Standard" style:family="paragraph">
      <style:paragraph-properties fo:line-height="100%"/>
    </style:style>
    <style:style style:name="T462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3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4" style:parent-style-name="Standard" style:family="paragraph">
      <style:paragraph-properties fo:line-height="100%"/>
    </style:style>
    <style:style style:name="T465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6" style:parent-style-name="Standard" style:family="paragraph">
      <style:paragraph-properties fo:line-height="100%"/>
    </style:style>
    <style:style style:name="T46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8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69" style:parent-style-name="Standard" style:family="paragraph">
      <style:paragraph-properties fo:line-height="100%"/>
    </style:style>
    <style:style style:name="T47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1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472" style:family="table-row">
      <style:table-row-properties style:min-row-height="0.5694in" style:use-optimal-row-height="false"/>
    </style:style>
    <style:style style:name="TableCell473" style:family="table-cell">
      <style:table-cell-properties fo:border="0.0138in solid #000001" style:writing-mode="lr-tb" fo:padding-top="0in" fo:padding-left="0.0847in" fo:padding-bottom="0in" fo:padding-right="0.075in"/>
    </style:style>
    <style:style style:name="P474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5" style:parent-style-name="Standard" style:family="paragraph">
      <style:paragraph-properties fo:line-height="100%"/>
    </style:style>
    <style:style style:name="T47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7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78" style:parent-style-name="Standard" style:family="paragraph">
      <style:paragraph-properties fo:line-height="100%"/>
    </style:style>
    <style:style style:name="T47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80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81" style:parent-style-name="Standard" style:family="paragraph">
      <style:paragraph-properties fo:text-indent="0.5in"/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482" style:parent-style-name="Standard" style:family="paragraph">
      <style:paragraph-properties fo:text-align="justify"/>
    </style:style>
    <style:style style:name="T483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T48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8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8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87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488" style:parent-style-name="Standard" style:family="paragraph">
      <style:paragraph-properties fo:line-height="100%"/>
    </style:style>
    <style:style style:name="T489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90" style:parent-style-name="Standard" style:family="paragraph">
      <style:paragraph-properties fo:line-height="100%"/>
    </style:style>
    <style:style style:name="T491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9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493" style:parent-style-name="Standard" style:family="paragraph">
      <style:paragraph-properties fo:text-align="justify" fo:line-height="100%"/>
    </style:style>
    <style:style style:name="T494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49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49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497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498" style:parent-style-name="Standard" style:family="paragraph">
      <style:paragraph-properties fo:line-height="100%"/>
    </style:style>
    <style:style style:name="T49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0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501" style:parent-style-name="Standard" style:family="paragraph">
      <style:paragraph-properties fo:text-align="justify"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02" style:parent-style-name="Standard" style:family="paragraph">
      <style:paragraph-properties fo:text-align="justify" fo:line-height="100%"/>
    </style:style>
    <style:style style:name="T503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04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05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06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07" style:parent-style-name="Standard" style:family="paragraph">
      <style:paragraph-properties fo:text-align="justify" fo:line-height="100%"/>
      <style:text-properties style:font-name="Verdana" style:font-name-asian="Verdana" style:font-name-complex="Verdana" fo:font-size="12pt" style:font-size-asian="12pt" style:font-size-complex="12pt"/>
    </style:style>
    <style:style style:name="P508" style:parent-style-name="Standard" style:family="paragraph">
      <style:paragraph-properties fo:line-height="100%"/>
    </style:style>
    <style:style style:name="T509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510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11" style:parent-style-name="Standard" style:family="paragraph">
      <style:paragraph-properties fo:line-height="100%"/>
    </style:style>
    <style:style style:name="T512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14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15" style:parent-style-name="Standard" style:family="paragraph">
      <style:paragraph-properties fo:line-height="100%"/>
    </style:style>
    <style:style style:name="T516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517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18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19" style:parent-style-name="Standard" style:family="paragraph">
      <style:paragraph-properties fo:line-height="100%"/>
    </style:style>
    <style:style style:name="T520" style:parent-style-name="DefaultParagraphFont" style:family="text"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521" style:parent-style-name="DefaultParagraphFont" style:family="text">
      <style:text-properties style:font-name="Verdana" style:font-name-asian="Verdana" style:font-name-complex="Verdana" fo:font-size="12pt" style:font-size-asian="12pt" style:font-size-complex="12pt" fo:language="en" fo:country="US"/>
    </style:style>
    <style:style style:name="P52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23" style:parent-style-name="Standard" style:family="paragraph">
      <style:paragraph-properties fo:line-height="100%"/>
    </style:style>
    <style:style style:name="T52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525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26" style:parent-style-name="Standard" style:family="paragraph">
      <style:paragraph-properties fo:line-height="100%"/>
    </style:style>
    <style:style style:name="T52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52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29" style:parent-style-name="Standard" style:family="paragraph">
      <style:paragraph-properties fo:line-height="100%"/>
      <style:text-properties style:font-name="Verdana" style:font-name-asian="Verdana" style:font-name-complex="Verdana" fo:font-size="12pt" style:font-size-asian="12pt" style:font-size-complex="12pt"/>
    </style:style>
    <style:style style:name="P53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31" style:parent-style-name="Standard" style:family="paragraph">
      <style:paragraph-properties fo:text-align="justify"/>
    </style:style>
    <style:style style:name="T53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33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T534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P535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536" style:parent-style-name="Standard" style:family="paragraph">
      <style:paragraph-properties fo:text-align="justify"/>
    </style:style>
    <style:style style:name="T53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3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39" style:parent-style-name="DefaultParagraphFont" style:family="text">
      <style:text-properties style:font-name="Verdana" style:font-name-asian="Verdana" style:font-name-complex="Verdana" fo:font-style="italic" style:font-style-asian="italic" fo:font-size="12pt" style:font-size-asian="12pt" style:font-size-complex="12pt"/>
    </style:style>
    <style:style style:name="T54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4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42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43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44" style:parent-style-name="Standard" style:family="paragraph">
      <style:paragraph-properties fo:text-align="justify" fo:text-indent="0.5in"/>
    </style:style>
    <style:style style:name="T54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46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4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48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4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5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51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52" style:parent-style-name="Standard" style:family="paragraph">
      <style:paragraph-properties fo:text-align="justify"/>
    </style:style>
    <style:style style:name="T55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5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55" style:parent-style-name="Standard" style:family="paragraph">
      <style:paragraph-properties fo:text-indent="0.5in"/>
    </style:style>
    <style:style style:name="T556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557" style:parent-style-name="Standard" style:family="paragraph">
      <style:paragraph-properties fo:text-indent="0.5in"/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P558" style:parent-style-name="Standard" style:family="paragraph">
      <style:paragraph-properties fo:text-align="justify" fo:text-indent="0.5in"/>
    </style:style>
    <style:style style:name="T55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60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61" style:parent-style-name="Standard" style:family="paragraph">
      <style:paragraph-properties fo:text-indent="0.5in"/>
      <style:text-properties style:font-name="Consolas" style:font-name-asian="Consolas" style:font-name-complex="Consolas" fo:font-size="12pt" style:font-size-asian="12pt" style:font-size-complex="12pt"/>
    </style:style>
    <style:style style:name="P562" style:parent-style-name="Standard" style:family="paragraph">
      <style:paragraph-properties fo:text-indent="0.5in"/>
      <style:text-properties style:font-name="Consolas" style:font-name-asian="Consolas" style:font-name-complex="Consolas" fo:font-size="12pt" style:font-size-asian="12pt" style:font-size-complex="12pt"/>
    </style:style>
    <style:style style:name="P563" style:parent-style-name="Standard" style:family="paragraph">
      <style:paragraph-properties fo:text-indent="0.5in"/>
      <style:text-properties style:font-name="Consolas" style:font-name-asian="Consolas" style:font-name-complex="Consolas" fo:font-size="12pt" style:font-size-asian="12pt" style:font-size-complex="12pt"/>
    </style:style>
    <style:style style:name="TableColumn565" style:family="table-column">
      <style:table-column-properties style:column-width="3.6388in"/>
    </style:style>
    <style:style style:name="Table564" style:family="table">
      <style:table-properties style:width="3.6388in" fo:margin-left="1.4736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69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70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71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72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TableRow573" style:family="table-row">
      <style:table-row-properties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 fo:language="en" fo:country="US"/>
    </style:style>
    <style:style style:name="P576" style:parent-style-name="Standard" style:family="paragraph">
      <style:paragraph-properties fo:line-height="100%"/>
      <style:text-properties style:font-name="Consolas" style:font-name-asian="Consolas" style:font-name-complex="Consolas" fo:font-size="12pt" style:font-size-asian="12pt" style:font-size-complex="12pt"/>
    </style:style>
    <style:style style:name="P577" style:parent-style-name="Standard" style:family="paragraph">
      <style:paragraph-properties fo:line-height="100%"/>
    </style:style>
    <style:style style:name="P578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579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58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81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582" style:parent-style-name="Standard" style:family="paragraph">
      <style:paragraph-properties fo:text-align="justify" fo:text-indent="0.5in"/>
    </style:style>
    <style:style style:name="T58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84" style:parent-style-name="DefaultParagraphFont" style:family="text">
      <style:text-properties style:font-name="Consolas" style:font-name-asian="Verdana" style:font-name-complex="Verdana" fo:font-size="12pt" style:font-size-asian="12pt" style:font-size-complex="12pt"/>
    </style:style>
    <style:style style:name="T58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86" style:parent-style-name="Standard" style:family="paragraph">
      <style:paragraph-properties fo:text-align="justify" fo:text-indent="0.5in"/>
      <style:text-properties style:font-name="Verdana" style:font-name-asian="Verdana" style:font-name-complex="Verdana" fo:font-size="12pt" style:font-size-asian="12pt" style:font-size-complex="12pt"/>
    </style:style>
    <style:style style:name="P587" style:parent-style-name="Standard" style:family="paragraph">
      <style:paragraph-properties fo:text-align="justify"/>
    </style:style>
    <style:style style:name="T58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8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90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91" style:parent-style-name="Standard" style:family="paragraph">
      <style:paragraph-properties fo:text-align="justify" fo:text-indent="0.5in"/>
    </style:style>
    <style:style style:name="T59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9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94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95" style:parent-style-name="Standard" style:family="paragraph">
      <style:paragraph-properties fo:text-align="justify"/>
    </style:style>
    <style:style style:name="T59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59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598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599" style:parent-style-name="Standard" style:family="paragraph">
      <style:paragraph-properties fo:text-align="justify"/>
    </style:style>
    <style:style style:name="T600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601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2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60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4" style:parent-style-name="DefaultParagraphFont" style:family="text">
      <style:text-properties style:font-name="Verdana" style:font-name-asian="Verdana" style:font-name-complex="Verdana" fo:font-weight="bold" style:font-weight-asian="bold" fo:font-size="12pt" style:font-size-asian="12pt" style:font-size-complex="12pt"/>
    </style:style>
    <style:style style:name="T60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06" style:parent-style-name="Standard" style:family="paragraph">
      <style:paragraph-properties fo:text-align="justify"/>
    </style:style>
    <style:style style:name="T607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608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0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10" style:parent-style-name="Standard" style:family="paragraph">
      <style:paragraph-properties fo:text-align="justify"/>
    </style:style>
    <style:style style:name="T611" style:parent-style-name="DefaultParagraphFont" style:family="text">
      <style:text-properties style:font-name="Consolas" style:font-name-asian="Consolas" style:font-name-complex="Consolas" fo:font-size="12pt" style:font-size-asian="12pt" style:font-size-complex="12pt"/>
    </style:style>
    <style:style style:name="T61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1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14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615" style:parent-style-name="Standard" style:family="paragraph">
      <style:paragraph-properties fo:text-align="justify"/>
    </style:style>
    <style:style style:name="T61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17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618" style:parent-style-name="Standard" style:family="paragraph">
      <style:paragraph-properties fo:text-indent="0.5in"/>
    </style:style>
    <style:style style:name="T61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20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621" style:parent-style-name="Standard" style:family="paragraph"/>
    <style:style style:name="T62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23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24" style:parent-style-name="Standard" style:family="paragraph"/>
    <style:style style:name="T62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26" style:parent-style-name="Standard" style:family="paragraph"/>
    <style:style style:name="T627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28" style:parent-style-name="Standard" style:family="paragraph"/>
    <style:style style:name="T629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30" style:parent-style-name="Standard" style:family="paragraph">
      <style:text-properties style:font-name="Verdana" style:font-name-asian="Verdana" style:font-name-complex="Verdana" fo:font-size="12pt" style:font-size-asian="12pt" style:font-size-complex="12pt"/>
    </style:style>
    <style:style style:name="P631" style:parent-style-name="Standard" style:family="paragraph">
      <style:paragraph-properties fo:text-indent="0.5in"/>
    </style:style>
    <style:style style:name="T632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P633" style:parent-style-name="Standard" style:family="paragraph">
      <style:paragraph-properties fo:text-align="justify"/>
      <style:text-properties style:font-name="Verdana" style:font-name-asian="Verdana" style:font-name-complex="Verdana" fo:font-size="12pt" style:font-size-asian="12pt" style:font-size-complex="12pt"/>
    </style:style>
    <style:style style:name="P634" style:parent-style-name="Standard" style:family="paragraph">
      <style:paragraph-properties fo:text-align="justify"/>
    </style:style>
    <style:style style:name="T635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  <style:style style:name="T636" style:parent-style-name="DefaultParagraphFont" style:family="text">
      <style:text-properties style:font-name="Verdana" style:font-name-asian="Verdana" style:font-name-complex="Verdana" fo:font-size="12pt" style:font-size-asian="12pt" style:font-size-complex="12pt"/>
    </style:style>
  </office:automatic-styles>
  <office:body>
    <office:text text:use-soft-page-breaks="true">
      <text:p text:style-name="P1"><text:span text:style-name="T2">Trabalho 5 – Objetos em Movimento, Filas e Rotação</text:span></text:p>
      <text:p text:style-name="P3"/>
      <text:p text:style-name="P4"><text:span text:style-name="T5">Nos construtores dos componentes que criaremos nesse trabalho nós iremos setar tudo relacionado ao próprio<text:s/></text:span><text:span text:style-name="T6">GameObject</text:span><text:span text:style-name="T7">. Entretanto,<text:s/></text:span><text:span text:style-name="T8">haverão entidades que necessitarão da existência de outros<text:s/></text:span><text:span text:style-name="T9">GameObject</text:span><text:span text:style-name="T10">s (e manter referências a elas). A criação deles não será em seus construtores, mas sim numa nova etapa de execução ao loop do jogo, o Start. E para se manter a referência de forma segura</text:span><text:span text:style-name="T11">, teremos que deixar<text:s/></text:span><text:span text:style-name="T12">unique_ptr</text:span><text:span text:style-name="T13"><text:s/>para trás e mudarmos para<text:s/></text:span><text:span text:style-name="T14">shared_ptr</text:span><text:span text:style-name="T15"><text:s/>em alguns lugares.</text:span></text:p>
      <text:p text:style-name="P16">A etapa Start acontece somente uma vez, que é quando a fase vai ser iniciada pela primeira vez. Vamos começar a fazer as alterações?</text:p>
      <text:p text:style-name="P17"/>
      <text:p text:style-name="P18"><text:span text:style-name="T19">1. Criando Starts e mudando pontei</text:span><text:span text:style-name="T20">ros</text:span></text:p>
      <text:p text:style-name="P21"/>
      <text:p text:style-name="P22">Em State vamos fazer as seguintes modificações e acréscimos.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State</text:p>
          </table:table-cell>
        </table:table-row>
        <table:table-row table:style-name="TableRow29">
          <table:table-cell table:style-name="TableCell30">
            <text:p text:style-name="P31"/>
            <text:p text:style-name="P32">+ Start() : void</text:p>
            <text:p text:style-name="P33">+ AddObject(go : GameObject*) : std::weak_ptr&lt; GameObject &gt;</text:p>
            <text:p text:style-name="P34">+ GetObjectPtr(go : GameObject*) : std::weak_ptr&lt; GameObject &gt;</text:p>
            <text:p text:style-name="P35"/>
          </table:table-cell>
        </table:table-row>
        <table:table-row table:style-name="TableRow36">
          <table:table-cell table:style-name="TableCell37">
            <text:p text:style-name="P38"/>
            <text:p text:style-name="P39">- started : bool</text:p>
            <text:p text:style-name="P40">- objectArray :<text:s/>std::vector&lt; std::shared_ptr&lt; GameObject &gt; &gt;</text:p>
            <text:p text:style-name="P41"/>
          </table:table-cell>
        </table:table-row>
      </table:table>
      <text:p text:style-name="P42"/>
      <text:p text:style-name="P43"><text:span text:style-name="T44">Primeiro inicialize<text:s/></text:span><text:span text:style-name="T45">started</text:span><text:span text:style-name="T46"><text:s/>com false no construtor.</text:span></text:p>
      <text:p text:style-name="P47"><text:span text:style-name="T48">Em<text:s/></text:span><text:span text:style-name="T49">State::Start</text:span><text:span text:style-name="T50"><text:s/>você deve chamar<text:s/></text:span><text:span text:style-name="T51">LoadAssets</text:span><text:span text:style-name="T52"><text:s/>e depois deve percorrer o<text:s/></text:span><text:span text:style-name="T53">objectArray</text:span><text:span text:style-name="T54"><text:s/>chamando o<text:s/></text:span><text:span text:style-name="T55">Start</text:span><text:span text:style-name="T56"><text:s/>de todos eles. Ao final, coloque<text:s/></text:span><text:span text:style-name="T57">true</text:span><text:span text:style-name="T58"><text:s/>em<text:s/></text:span><text:span text:style-name="T59">started</text:span><text:span text:style-name="T60">.</text:span></text:p>
      <text:p text:style-name="P61"><text:span text:style-name="T62">Em<text:s/></text:span><text:span text:style-name="T63">State::AddObject</text:span><text:span text:style-name="T64">, ao invés de simplesmente colocar o<text:s/></text:span><text:span text:style-name="T65">GameObject</text:span><text:span text:style-name="T66"><text:s/>passado no vetor, você vai criar um<text:s/></text:span><text:span text:style-name="T67">std:shared_ptr&lt; GameObject &gt;</text:span><text:span text:style-name="T68"><text:s/>passando esse<text:s/></text:span><text:span text:style-name="T69">GameObject*</text:span><text:span text:style-name="T70"><text:s/>como argumento de seu construtor. Depois faça um<text:s/></text:span><text:span text:style-name="T71">push_back</text:span><text:span text:style-name="T72"><text:s/>desse<text:s/></text:span><text:span text:style-name="T73">shared_ptr</text:span><text:span text:style-name="T74"><text:s/>em<text:s/></text:span><text:span text:style-name="T75">objectArray</text:span><text:span text:style-name="T76">. Se<text:s/></text:span><text:span text:style-name="T77">starte</text:span><text:span text:style-name="T78">d</text:span><text:span text:style-name="T79"><text:s/>já tiver sido chamado, chame o start desse<text:s/></text:span><text:span text:style-name="T80">GameObject</text:span><text:span text:style-name="T81">. E retorne um<text:s/></text:span><text:span text:style-name="T82">std::weak_ptr &lt; GameObject &gt;</text:span><text:span text:style-name="T83"><text:s/>construído usando o<text:s/></text:span><text:span text:style-name="T84">shared_ptr</text:span><text:span text:style-name="T85"><text:s/>criado.</text:span></text:p>
      <text:p text:style-name="P86"><text:span text:style-name="T87">Em<text:s/></text:span><text:span text:style-name="T88">State::GetObjectPtr</text:span><text:span text:style-name="T89">, você vai percorrer o vetor de objetos que temos comparando o endereço armazenado em cada<text:s/></text:span><text:span text:style-name="T90">std::</text:span><text:span text:style-name="T91">shared_ptr</text:span><text:span text:style-name="T92"><text:s/>com o<text:s/></text:span><text:soft-page-break/><text:span text:style-name="T93">passado como argumento. Crie e retorne um<text:s/></text:span><text:span text:style-name="T94">std::weak_ptr</text:span><text:span text:style-name="T95"><text:s/>a partir do<text:s/></text:span><text:span text:style-name="T96">std::shared_ptr</text:span><text:span text:style-name="T97"><text:s/>quando os endereços forem iguais. Retorne um<text:s/></text:span><text:span text:style-name="T98">std:weak_ptr</text:span><text:span text:style-name="T99"><text:s/>vazio caso não encontre. Essa função é geralmente usada para se obter o<text:s/></text:span><text:span text:style-name="T100">weak_ptr</text:span><text:span text:style-name="T101"><text:s/>de algum objeto<text:s/></text:span><text:span text:style-name="T102">que já temos o ponteiro puro dele e que já foi adicionado ao vetor de objetos.</text:span></text:p>
      <text:p text:style-name="P103"/>
      <text:p text:style-name="P104"><text:span text:style-name="T105">Em<text:s/></text:span><text:span text:style-name="T106">Game::Run</text:span><text:span text:style-name="T107">, chame o<text:s/></text:span><text:span text:style-name="T108">Start</text:span><text:span text:style-name="T109"><text:s/>do<text:s/></text:span><text:span text:style-name="T110">State</text:span><text:span text:style-name="T111"><text:s/>logo antes do<text:s/></text:span><text:span text:style-name="T112">while</text:span><text:span text:style-name="T113">.</text:span></text:p>
      <text:p text:style-name="P114"/>
      <text:p text:style-name="P115"/>
      <text:p text:style-name="P116"><text:span text:style-name="T117">Mudanças em<text:s/></text:span><text:span text:style-name="T118">GameObject</text:span><text:span text:style-name="T119">:</text:span></text:p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GameObject</text:p>
          </table:table-cell>
        </table:table-row>
        <table:table-row table:style-name="TableRow126">
          <table:table-cell table:style-name="TableCell127">
            <text:p text:style-name="P128"/>
            <text:p text:style-name="P129">+ Start() : void</text:p>
            <text:p text:style-name="P130"/>
          </table:table-cell>
        </table:table-row>
        <table:table-row table:style-name="TableRow131">
          <table:table-cell table:style-name="TableCell132">
            <text:p text:style-name="P133"/>
            <text:p text:style-name="P134">+ started : bool</text:p>
            <text:p text:style-name="P135"/>
          </table:table-cell>
        </table:table-row>
      </table:table>
      <text:p text:style-name="P136"/>
      <text:p text:style-name="P137"><text:span text:style-name="T138">Em<text:s/></text:span><text:span text:style-name="T139">GameObject</text:span><text:span text:style-name="T140">, você fará o mesmo que<text:s/></text:span><text:span text:style-name="T141">State</text:span><text:span text:style-name="T142">. Inicializar<text:s/></text:span><text:span text:style-name="T143">started</text:span><text:span text:style-name="T144"><text:s/>com<text:s/></text:span><text:span text:style-name="T145">false</text:span><text:span text:style-name="T146"><text:s/>no construtor; no<text:s/></text:span><text:span text:style-name="T147">Start</text:span><text:span text:style-name="T148"><text:s/>percorrer os componentes chamando o<text:s/></text:span><text:span text:style-name="T149">Start</text:span><text:span text:style-name="T150"><text:s/>deles, setando<text:s/></text:span><text:span text:style-name="T151">started</text:span><text:span text:style-name="T152">; e depois chamando o<text:s/></text:span><text:span text:style-name="T153">Start</text:span><text:span text:style-name="T154"><text:s/>dos componentes adicionados em<text:s/></text:span><text:span text:style-name="T155">AddComponent</text:span><text:span text:style-name="T156"><text:s/>quando<text:s/></text:span><text:span text:style-name="T157">Start</text:span><text:span text:style-name="T158"><text:s/>já tiver sido chamado.</text:span></text:p>
      <text:p text:style-name="P159"/>
      <text:p text:style-name="P160"><text:span text:style-name="T161">E, por último, em<text:s/></text:span><text:span text:style-name="T162">Comp</text:span><text:span text:style-name="T163">onent</text:span><text:span text:style-name="T164">, adicione o método<text:s/></text:span><text:span text:style-name="T165">+ Start() : virtual void</text:span><text:span text:style-name="T166"><text:s/>e deixe o corpo vazio em sua implementação.</text:span></text:p>
      <text:p text:style-name="P167"/>
      <text:p text:style-name="P168"><text:span text:style-name="T169">Agora retire as Faces do seu trabalho. A partir daqui, introduziremos entidades definitivas do nosso jogo.</text:span></text:p>
      <text:p text:style-name="P170"/>
      <text:soft-page-break/>
      <text:p text:style-name="P171"><text:span text:style-name="T172">2. Alien: Seguindo os Cliques</text:span></text:p>
      <text:p text:style-name="P173"/>
      <table:table table:style-name="Table174">
        <table:table-columns>
          <table:table-column table:style-name="TableColumn175"/>
        </table:table-columns>
        <table:table-row table:style-name="TableRow176">
          <table:table-cell table:style-name="TableCell177">
            <text:p text:style-name="P178"><text:span text:style-name="T179">Alien (herda de<text:s/></text:span><text:span text:style-name="T180">Component</text:span><text:span text:style-name="T181">)</text:span></text:p>
          </table:table-cell>
        </table:table-row>
        <table:table-row table:style-name="TableRow182">
          <table:table-cell table:style-name="TableCell183">
            <text:p text:style-name="P184"/>
            <text:p text:style-name="P185"><text:span text:style-name="T186">+ Alien <text:s/>(associated : GameObject&amp;, nMinions : int)</text:span></text:p>
            <text:p text:style-name="P187"><text:span text:style-name="T188">+ ~Alien ()</text:span></text:p>
            <text:p text:style-name="P189"/>
            <text:p text:style-name="P190">+ Start() : void</text:p>
            <text:p text:style-name="P191"><text:span text:style-name="T192">+ Update (dt : float) : void</text:span></text:p>
            <text:p text:style-name="P193"><text:span text:style-name="T194">+ Render () : void</text:span></text:p>
            <text:p text:style-name="P195"><text:span text:style-name="T196">+ Is (type : std::string) : bool</text:span></text:p>
          </table:table-cell>
        </table:table-row>
        <table:table-row table:style-name="TableRow197">
          <table:table-cell table:style-name="TableCell198">
            <text:p text:style-name="P199"/>
            <text:p text:style-name="P200"><text:span text:style-name="T201">- Action : class (ver abaixo)</text:span></text:p>
            <text:p text:style-name="P202"/>
            <text:p text:style-name="P203"><text:span text:style-name="T204">- speed : Vec2</text:span></text:p>
            <text:p text:style-name="P205"><text:span text:style-name="T206">- hp : int</text:span></text:p>
            <text:p text:style-name="P207"><text:span text:style-name="T208"><text:s text:c="8"/></text:span></text:p>
            <text:p text:style-name="P209"><text:span text:style-name="T210">- taskQueue<text:s/></text:span><text:span text:style-name="T211">: std::queue&lt;Action&gt;</text:span></text:p>
            <text:p text:style-name="P212"><text:span text:style-name="T213">- minionArray : std::vector&lt; std::weak_ptr&lt;GameObject&gt; &gt;</text:span></text:p>
            <text:p text:style-name="P214"/>
          </table:table-cell>
        </table:table-row>
      </table:table>
      <text:p text:style-name="P215"/>
      <text:p text:style-name="P216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><text:span text:style-name="T222">Action (classe privada em Alien)</text:span></text:p>
          </table:table-cell>
        </table:table-row>
        <table:table-row table:style-name="TableRow223">
          <table:table-cell table:style-name="TableCell224">
            <text:p text:style-name="P225"/>
            <text:p text:style-name="P226"><text:span text:style-name="T227">+ Action (type : ActionType, x : float, y : float)</text:span></text:p>
          </table:table-cell>
        </table:table-row>
        <table:table-row table:style-name="TableRow228">
          <table:table-cell table:style-name="TableCell229">
            <text:p text:style-name="P230"/>
            <text:p text:style-name="P231"><text:span text:style-name="T232">+ ActionType : enum (constantes MOVE e SHOOT)</text:span></text:p>
            <text:p text:style-name="P233"/>
            <text:p text:style-name="P234"><text:span text:style-name="T235">+ type : ActionType</text:span></text:p>
            <text:p text:style-name="P236"><text:span text:style-name="T237">+ pos : Vec2</text:span></text:p>
            <text:p text:style-name="P238"/>
          </table:table-cell>
        </table:table-row>
      </table:table>
      <text:p text:style-name="P239"/>
      <text:p text:style-name="P240"/>
      <text:p text:style-name="P241"><text:span text:style-name="T242">Alien é um objeto controlado pelo mouse. Ele executa uma sequência de ações, uma a uma, contidas numa fila. Quando um dos botões do mouse é pressionado em determinado ponto da tela, o Alien cria uma ação e a enfileira. Além disso, ele mantêm um array de po</text:span><text:span text:style-name="T243">nteiros para GameObjects (serão os Minions), os quais ele usará para atirar.</text:span></text:p>
      <text:p text:style-name="P244"/>
      <text:soft-page-break/>
      <text:p text:style-name="P245"><text:span text:style-name="T246">Uma Action, por sua vez, é dada por um tipo (mover ou atirar), e uma posição para onde o Alien deve se deslocar, ou onde ele deve atirar. O segundo caso, o Alien atirar, ficará p</text:span><text:span text:style-name="T247">endente. Essa classe só é visível para Alien.</text:span></text:p>
      <text:p text:style-name="P248"/>
      <text:p text:style-name="P249"><text:span text:style-name="T250">Ele deve herdar de Component pois ela implementa um comportamento específico desejado de um GameObject. GameObject foi projetado para<text:s/></text:span><text:span text:style-name="T251">nunca</text:span><text:span text:style-name="T252"><text:s/>ser herdado, todo comportamento desejado de um GO deve ser implementa</text:span><text:span text:style-name="T253">do através de Componentes adicionados a ele. Essa é a característica fundamental desse padrão de projeto.</text:span></text:p>
      <text:p text:style-name="P254"/>
      <text:p text:style-name="P255"><text:span text:style-name="T256">&gt; Alien (associated : GameObject&amp;, nMinions : int)</text:span></text:p>
      <text:p text:style-name="P257"/>
      <text:p text:style-name="P258"><text:span text:style-name="T259"><text:tab/></text:span><text:span text:style-name="T260">Adiciona um componente do tipo Sprite ao associated e inicializa as outras variáveis.</text:span><text:span text:style-name="T261"><text:s/>Mover a adição dos componentes de dependência (e de GameObjects também, como veremos abaixo) para o construtor reduz o tamanho e simplifica o construtor do state mas possui, na nossa engine, uma desvantagem. Consegue descobrir qual é?</text:span></text:p>
      <text:p text:style-name="P262"/>
      <text:p text:style-name="P263"><text:span text:style-name="T264">&gt; Start (</text:span><text:span text:style-name="T265">) : void</text:span></text:p>
      <text:p text:style-name="P266"/>
      <text:p text:style-name="P267">Devemos popular o array de Minions com alguns destes objetos, espaçados igualmente. Enquanto não tiver certeza que o Alien funciona como desejado, não faça nada aqui.</text:p>
      <text:p text:style-name="P268"/>
      <text:p text:style-name="P269"><text:span text:style-name="T270">&gt; ~Alien ()</text:span></text:p>
      <text:p text:style-name="P271"/>
      <text:p text:style-name="P272"><text:span text:style-name="T273"><text:tab/></text:span><text:span text:style-name="T274">Devemos esvaziar o array com os minions.</text:span></text:p>
      <text:p text:style-name="P275"/>
      <text:p text:style-name="P276"><text:span text:style-name="T277">&gt; Update (dt : float)<text:s/></text:span><text:span text:style-name="T278">: void</text:span></text:p>
      <text:p text:style-name="P279"/>
      <text:p text:style-name="P280"><text:span text:style-name="T281"><text:tab/>Há algumas etapas para o comportamento de Alien: Primeiro, checamos se houve input que gere uma ação: clique do botão esquerdo do mouse para um tiro, ou direito para movimento. Se sim, enfileiramos uma ação com a posição do clique - lembre-se do a</text:span><text:span text:style-name="T282">juste da câmera.</text:span></text:p>
      <text:p text:style-name="P283"/>
      <text:p text:style-name="P284"><text:span text:style-name="T285">Feito isso, devemos executar ações pendentes. Checamos se há pelo menos uma ação na fila. Se houver, checamos o tipo. Para ações de movimento, devemos calcular velocidades nos eixos x e y de forma que o Alien se mova em linha reta até aqu</text:span><text:span text:style-name="T286">ele ponto, e que o módulo da velocidade dele seja sempre constante.</text:span></text:p>
      <text:p text:style-name="P287"/>
      <text:p text:style-name="P288"><text:span text:style-name="T289"><text:tab/>Isso tudo é caso o Alien não vá chegar ao destino no próximo frame. Se ele estiver a essa distância mínima da posição, devemos colocá-lo lá<text:s/></text:span><text:soft-page-break/><text:span text:style-name="T290">imediatamente e dar a ação como realizada (tir</text:span><text:span text:style-name="T291">ar da fila). Há dois motivos para isso. Primeiro, se deixarmos o Alien andar na velocidade total, ele vai passar do ponto, e tentar voltar no frame seguinte, no qual ele vai passar de novo.</text:span></text:p>
      <text:p text:style-name="P292"/>
      <text:p text:style-name="P293"><text:span text:style-name="T294"><text:tab/>Ele provavelmente não vai se estabilizar, o que nos leva ao segu</text:span><text:span text:style-name="T295">ndo motivo: Trabalhando com floats, nunca usamos ‘==’. É muito improvável que dois floats que calculamos sejam iguais. Em vez disso, usamos ‘&gt;’ e/ou ‘&lt;’ para estabelecer ranges aceitos. Novamente, o movimento se encerra se a distância for menor do que o qu</text:span><text:span text:style-name="T296">e o Alien vai mover no frame.</text:span></text:p>
      <text:p text:style-name="P297"/>
      <text:p text:style-name="P298"><text:tab/>Caso a ação seja de tiro… por enquanto, apenas tire a ação da fila. Precisamos implementar mais algumas coisas antes.</text:p>
      <text:p text:style-name="P299"/>
      <text:p text:style-name="P300">Devemos pedir para remover esse GameObject se a vida dele ficar menor ou igual a 0.</text:p>
      <text:p text:style-name="P301"/>
      <text:p text:style-name="P302"><text:span text:style-name="T303">&gt; Render () : void</text:span></text:p>
      <text:p text:style-name="P304"/>
      <text:p text:style-name="P305"><text:span text:style-name="T306"><text:tab/>Vazio.</text:span></text:p>
      <text:p text:style-name="P307"/>
      <text:p text:style-name="P308"><text:span text:style-name="T309">&gt; Is (type : std::string) : bool</text:span></text:p>
      <text:p text:style-name="P310"/>
      <text:p text:style-name="P311"><text:span text:style-name="T312"><text:tab/></text:span><text:span text:style-name="T313">Retorna verdadeiro se o tipo passado é o mesmo desse componente (“Alien”).</text:span></text:p>
      <text:p text:style-name="P314"/>
      <text:p text:style-name="P315"><text:span text:style-name="T316">No construtor de State, crie um Alien (criar GO e adicionar componente Alien) em 512,300 (sete o centro da box para essa posição) e<text:s/></text:span><text:span text:style-name="T317">coloque-o no vetor de objetos. Teste se ele se move corretamente, independentemente da posição da câmera. Se sim, vamos ao...</text:span></text:p>
      <text:p text:style-name="P318"/>
      <text:soft-page-break/>
      <text:p text:style-name="P319"><text:span text:style-name="T320">3. Minion: Objeto em Órbita</text:span></text:p>
      <text:p text:style-name="P321"/>
      <table:table table:style-name="Table322">
        <table:table-columns>
          <table:table-column table:style-name="TableColumn323"/>
        </table:table-columns>
        <table:table-row table:style-name="TableRow324">
          <table:table-cell table:style-name="TableCell325">
            <text:p text:style-name="P326"><text:span text:style-name="T327">Minion (herda de<text:s/></text:span><text:span text:style-name="T328">Component</text:span><text:span text:style-name="T329">)</text:span></text:p>
          </table:table-cell>
        </table:table-row>
        <table:table-row table:style-name="TableRow330">
          <table:table-cell table:style-name="TableCell331">
            <text:p text:style-name="P332"/>
            <text:p text:style-name="P333"><text:span text:style-name="T334">+ Minion (associated : GameObject&amp;,</text:span><text:span text:style-name="T335"><text:s/></text:span></text:p>
            <text:p text:style-name="P336"><text:span text:style-name="T337"><text:s text:c="10"/>alienCenter : std::weak</text:span><text:span text:style-name="T338">_ptr&lt; GameObject &gt;,</text:span></text:p>
            <text:p text:style-name="P339"><text:span text:style-name="T340"><text:s text:c="10"/>arcOffsetDeg : float = 0)</text:span></text:p>
            <text:p text:style-name="P341"/>
            <text:p text:style-name="P342"><text:span text:style-name="T343">+ Update (dt : float) : void</text:span></text:p>
            <text:p text:style-name="P344"><text:span text:style-name="T345">+ Render () : void <text:s text:c="6"/></text:span></text:p>
            <text:p text:style-name="P346"><text:span text:style-name="T347">+ Is (type : std::string) : bool</text:span></text:p>
            <text:p text:style-name="P348"><text:span text:style-name="T349">+ Shoot <text:s/>(</text:span><text:span text:style-name="T350">target<text:s/></text:span><text:span text:style-name="T351"><text:s/>: Vec2) : void</text:span></text:p>
            <text:p text:style-name="P352"/>
          </table:table-cell>
        </table:table-row>
        <table:table-row table:style-name="TableRow353">
          <table:table-cell table:style-name="TableCell354">
            <text:p text:style-name="P355"/>
            <text:p text:style-name="P356"><text:span text:style-name="T357">-<text:s/></text:span><text:span text:style-name="T358">alienC</text:span><text:span text:style-name="T359">enter : GameObject</text:span><text:span text:style-name="T360">&amp;</text:span></text:p>
            <text:p text:style-name="P361"><text:span text:style-name="T362">- arc : float</text:span></text:p>
            <text:p text:style-name="P363"/>
          </table:table-cell>
        </table:table-row>
      </table:table>
      <text:p text:style-name="P364"/>
      <text:p text:style-name="P365"><text:span text:style-name="T366">Nem todo objeto do nosso jogo<text:s/></text:span><text:span text:style-name="T367">pode ter seu movimento controlado: Alguns são guiados por AI e tomam decisões em um contexto, e outros seguem regras simples indefinidamente, definidas no seu Update. Minion é o segundo caso, orbitando um GameObject dado até ser deletado.</text:span></text:p>
      <text:p text:style-name="P368"/>
      <text:p text:style-name="P369"><text:span text:style-name="T370">Além do seu Spri</text:span><text:span text:style-name="T371">te, Minion recebe um ponteiro para um objeto (o centro de sua órbita) e um ângulo (arc) que indica o arco da circunferência (a órbita si) já percorrida. Usando esses dois, podemos atualizar a box do Minion.</text:span></text:p>
      <text:p text:style-name="P372"/>
      <text:p text:style-name="P373">&gt; Minion (associated : GameObject&amp;,</text:p>
      <text:p text:style-name="P374"><text:span text:style-name="T375"><text:s text:c="10"/></text:span><text:span text:style-name="T376">alienCenter : std::weak_ptr&lt; GameObject &gt;,</text:span></text:p>
      <text:p text:style-name="P377"><text:span text:style-name="T378"><text:s text:c="10"/></text:span><text:span text:style-name="T379">arcOffsetDeg : float = 0)</text:span></text:p>
      <text:p text:style-name="P380"/>
      <text:p text:style-name="P381"><text:span text:style-name="T382"><text:tab/></text:span><text:span text:style-name="T383">Os argumentos do construtor (além do obrigatório por ser componente) são o objeto que devemos orbitar e o ângulo inicial em graus. Adicionamos o componente Sprite (igual fizem</text:span><text:span text:style-name="T384">os para Alien) e calculamos o primeiro valor da box (explicamos como a seguir).</text:span></text:p>
      <text:p text:style-name="P385"/>
      <text:p text:style-name="P386"><text:span text:style-name="T387">&gt; Update (dt : float) : void</text:span></text:p>
      <text:p text:style-name="P388"/>
      <text:p text:style-name="P389"><text:span text:style-name="T390"><text:tab/></text:span><text:span text:style-name="T391">Como Minion anda em círculo, não em linha reta, não usamos uma velocidade com coordenadas x e y. Em vez disso, usamos uma velocidade angular<text:s/></text:span><text:span text:style-name="T392">(radianos/segundo), e incrementamos o arco a cada frame. Defina uma constante para isso, de preferência, uma fração de pi.</text:span></text:p>
      <text:p text:style-name="P393"/>
      <text:soft-page-break/>
      <text:p text:style-name="P394"><text:span text:style-name="T395"><text:tab/>Calcular a posição do Minion é uma tarefa bem mais fácil do que parece. Começamos assumindo que o Minion ficará na origem do mapa.<text:s/></text:span><text:span text:style-name="T396">Crie um vetor que represente a distância da origem que o Minion começará caso seu offset inicial seja zero (por exemplo {x = 200, y = 0}). Depois, o rotacionamos pelo seu arco atual (arc). Por último, somamos com a posição atual do centro de sua rotação, o</text:span><text:span text:style-name="T397">u seja, o centro do box de alienCenter. Essa é a posição que<text:s/></text:span><text:span text:style-name="T398">o centro do Minion</text:span><text:span text:style-name="T399"><text:s/>deve assumir.</text:span></text:p>
      <text:p text:style-name="P400"/>
      <text:p text:style-name="P401"><text:span text:style-name="T402">Visto que<text:s/></text:span><text:span text:style-name="T403">alienCenter</text:span><text:span text:style-name="T404"><text:s/>é um<text:s/></text:span><text:span text:style-name="T405">std::weak_ptr</text:span><text:span text:style-name="T406">, devemos dar<text:s/></text:span><text:span text:style-name="T407">lock()</text:span><text:span text:style-name="T408"><text:s/>nele para obtermos um<text:s/></text:span><text:span text:style-name="T409">shared_ptr</text:span><text:span text:style-name="T410"><text:s/>que podemos usar para usarmos sua box. Se o que retornou for um<text:s/></text:span><text:span text:style-name="T411">shar</text:span><text:span text:style-name="T412">ed_ptr</text:span><text:span text:style-name="T413"><text:s/>for vazio, nosso centro não existe mais, então devemos pedir a deleção e encerrar o Update agora mesmo.</text:span></text:p>
      <text:p text:style-name="P414"/>
      <text:p text:style-name="P415"><text:span text:style-name="T416">&gt; Render () : void<text:s/></text:span></text:p>
      <text:p text:style-name="P417"/>
      <text:p text:style-name="P418"><text:span text:style-name="T419"><text:tab/></text:span><text:span text:style-name="T420">Deixe vazio.</text:span></text:p>
      <text:p text:style-name="P421"/>
      <text:p text:style-name="P422"><text:span text:style-name="T423">&gt; Is (type : std::string) : bool</text:span></text:p>
      <text:p text:style-name="P424"/>
      <text:p text:style-name="P425"><text:span text:style-name="T426"><text:tab/></text:span><text:span text:style-name="T427">O mesmo para o de seu pai, mas agora compare com o tipo desse componente.</text:span></text:p>
      <text:p text:style-name="P428"/>
      <text:p text:style-name="P429"><text:span text:style-name="T430">Popule o vetor de Minions do Alien em Alien::Start (chame State::AddObject com o go criado e o retorno dessa função coloque em minionArray) e observe o movimento. Tente mover pelo cenário e veja se eles acompanham o Alien corretamente.</text:span></text:p>
      <text:p text:style-name="P431"/>
      <text:p text:style-name="P432"><text:span text:style-name="T433">&gt; Shoot (pos : Ve</text:span><text:span text:style-name="T434">c2) : void</text:span></text:p>
      <text:p text:style-name="P435"/>
      <text:p text:style-name="P436"><text:span text:style-name="T437"><text:tab/>Shoot recebe uma posição e dispara um projétil naquela direção.</text:span></text:p>
      <text:p text:style-name="P438"/>
      <text:p text:style-name="P439"><text:span text:style-name="T440">...espera, que projétil?</text:span></text:p>
      <text:soft-page-break/>
      <text:p text:style-name="P441"><text:span text:style-name="T442">4. Bullet: Projétil Genérico</text:span></text:p>
      <text:p text:style-name="P443"/>
      <table:table table:style-name="Table444">
        <table:table-columns>
          <table:table-column table:style-name="TableColumn445"/>
        </table:table-columns>
        <table:table-row table:style-name="TableRow446">
          <table:table-cell table:style-name="TableCell447">
            <text:p text:style-name="P448"><text:span text:style-name="T449">Bullet (herda de Component)</text:span></text:p>
          </table:table-cell>
        </table:table-row>
        <table:table-row table:style-name="TableRow450">
          <table:table-cell table:style-name="TableCell451">
            <text:p text:style-name="P452"/>
            <text:p text:style-name="P453">+ Bullet (associated : GameObject&amp;,</text:p>
            <text:p text:style-name="P454"><text:span text:style-name="T455"><text:s text:c="10"/>angle : float,</text:span></text:p>
            <text:p text:style-name="P456"><text:s text:c="10"/>speed : float,</text:p>
            <text:p text:style-name="P457"><text:span text:style-name="T458"><text:s text:c="10"/>damage : int,</text:span></text:p>
            <text:p text:style-name="P459"><text:span text:style-name="T460"><text:s text:c="10"/>maxDistance : float,</text:span></text:p>
            <text:p text:style-name="P461"><text:span text:style-name="T462"><text:s text:c="10"/>sprite : std::string)</text:span></text:p>
            <text:p text:style-name="P463"/>
            <text:p text:style-name="P464"><text:span text:style-name="T465">+ Update (dt : float) : void</text:span></text:p>
            <text:p text:style-name="P466"><text:span text:style-name="T467">+ Render () : void</text:span></text:p>
            <text:p text:style-name="P468">+ Is (type : std::string) : bool</text:p>
            <text:p text:style-name="P469"><text:span text:style-name="T470">+ GetDamage () : int</text:span></text:p>
            <text:p text:style-name="P471"/>
          </table:table-cell>
        </table:table-row>
        <table:table-row table:style-name="TableRow472">
          <table:table-cell table:style-name="TableCell473">
            <text:p text:style-name="P474"/>
            <text:p text:style-name="P475"><text:span text:style-name="T476">- speed : Vec2</text:span></text:p>
            <text:p text:style-name="P477">- distanceLeft : float</text:p>
            <text:p text:style-name="P478"><text:span text:style-name="T479">- damage : int</text:span></text:p>
            <text:p text:style-name="P480"/>
          </table:table-cell>
        </table:table-row>
      </table:table>
      <text:p text:style-name="P481"/>
      <text:p text:style-name="P482"><text:span text:style-name="T483"><text:tab/></text:span><text:span text:style-name="T484">Bullet</text:span><text:span text:style-name="T485"><text:s/>é um projétil que segue em linha reta após sua criação. Ele recebe vários parâmetros que a entidade atiradora determina, incluindo uma direção (angle), um módulo de velocidade (speed), o dano que ela vai causar, um caminho para seu Sprite, e uma distância</text:span><text:span text:style-name="T486"><text:s/>máxima a ser percorrida antes que o projétil “expire” (para que ele não ande pelo mundo infinitamente).</text:span></text:p>
      <text:p text:style-name="P487"/>
      <text:p text:style-name="P488"><text:span text:style-name="T489">&gt; Bullet (associated : GameObject&amp;, angle : float, speed : float,</text:span></text:p>
      <text:p text:style-name="P490"><text:span text:style-name="T491"><text:s text:c="10"/>maxDistance : float, sprite : std::string)</text:span></text:p>
      <text:p text:style-name="P492"/>
      <text:p text:style-name="P493"><text:span text:style-name="T494"><text:tab/></text:span><text:span text:style-name="T495">Inicialize Component. Depois<text:s/></text:span><text:span text:style-name="T496">crie e adicione a sprite. Daí, como Bullet tem a velocidade constante, calcule o vetor velocidade, pois este será usado em todo frame durante a vida do objeto. Lembre-se também de <text:s/>setar a distância remanescente de acordo com o parâmetro dado.</text:span></text:p>
      <text:p text:style-name="P497"/>
      <text:p text:style-name="P498"><text:span text:style-name="T499">&gt; Update (d</text:span><text:span text:style-name="T500">t : float) : void</text:span></text:p>
      <text:p text:style-name="P501"/>
      <text:p text:style-name="P502"><text:span text:style-name="T503"><text:tab/></text:span><text:span text:style-name="T504">Para cada Update, a Bullet deve se mover speed * dt, e devemos subtrair essa mesma distância da distância remanescente. E solicitar a deleção caso essa distância seja menor ou igual a zero.</text:span></text:p>
      <text:p text:style-name="P505"/>
      <text:p text:style-name="P506"/>
      <text:p text:style-name="P507"/>
      <text:soft-page-break/>
      <text:p text:style-name="P508"><text:span text:style-name="T509">&gt; Render () : void</text:span></text:p>
      <text:p text:style-name="P510"/>
      <text:p text:style-name="P511"><text:span text:style-name="T512"><text:tab/></text:span><text:span text:style-name="T513">Não faz nada.</text:span><text:s/></text:p>
      <text:p text:style-name="P514"/>
      <text:p text:style-name="P515"><text:span text:style-name="T516">&gt; Is (ty</text:span><text:span text:style-name="T517">pe : std::string) : bool</text:span></text:p>
      <text:p text:style-name="P518"/>
      <text:p text:style-name="P519"><text:span text:style-name="T520"><text:tab/></text:span><text:span text:style-name="T521">Is retorna true se type for “Bullet”.</text:span></text:p>
      <text:p text:style-name="P522"/>
      <text:p text:style-name="P523"><text:span text:style-name="T524">&gt; GetDamage () : int</text:span></text:p>
      <text:p text:style-name="P525"/>
      <text:p text:style-name="P526"><text:span text:style-name="T527"><text:tab/></text:span><text:span text:style-name="T528">Retorna o dano que essa Bullet vai causar na colisão.</text:span></text:p>
      <text:p text:style-name="P529"/>
      <text:p text:style-name="P530"/>
      <text:p text:style-name="P531"><text:span text:style-name="T532"><text:tab/>Temos um projétil pronto. Agora voltemos ao Minion:</text:span></text:p>
      <text:p text:style-name="P533"/>
      <text:p text:style-name="Standard"><text:span text:style-name="T534">&gt; Shoot (pos : Vec2) : void</text:span></text:p>
      <text:p text:style-name="P535"/>
      <text:p text:style-name="P536"><text:span text:style-name="T537"><text:tab/>Precisamos construir uma<text:s/></text:span><text:span text:style-name="T538">Bullet e acrescentá-la ao vetor de objetos. Para isso, o primeiro passo é calcular a direção (ângulo) que queremos que o projétil siga. O resto dos argumentos são constantes arbitrárias. O sprite é<text:s/></text:span><text:span text:style-name="T539">img/minionbullet1.png</text:span><text:span text:style-name="T540">. O projétil deve partir da posição d</text:span><text:span text:style-name="T541">o próprio Minion.</text:span></text:p>
      <text:p text:style-name="P542"/>
      <text:p text:style-name="P543"><text:tab/>De volta em Alien:</text:p>
      <text:p text:style-name="P544"><text:span text:style-name="T545">Se a ação a ser tratada é Shoot, escolha um Minion aleatório e mande-o disparar contra a posição dada (não se esqueça de dar<text:s/></text:span><text:span text:style-name="T546">lock()</text:span><text:span text:style-name="T547">, estamos lidando com<text:s/></text:span><text:span text:style-name="T548">weak_ptr</text:span><text:span text:style-name="T549">). Se tudo estiver certo, a Bullet vai se mover na<text:s/></text:span><text:span text:style-name="T550">direção certa… Mas apontando para a direita.</text:span></text:p>
      <text:p text:style-name="P551"/>
      <text:p text:style-name="P552"><text:span text:style-name="T553"><text:tab/>Qual o seu problema, dona Bullet?</text:span></text:p>
      <text:p text:style-name="P554"/>
      <text:p text:style-name="P555"><text:span text:style-name="T556">5. Sprites com Zoom e Rotação</text:span></text:p>
      <text:p text:style-name="P557"/>
      <text:p text:style-name="P558"><text:span text:style-name="T559">Fizemos um objeto que gira em torno de outro, Minion, mas algo ainda mais interessante é podermos girar objetos em torno de si mesmos. Além dis</text:span><text:span text:style-name="T560">so, é comum querermos manipular a escala de objetos in-game, sem alterar seu sprite. Nossa engine não faz nada disso: vamos implementar! Adicione os seguintes membros em Sprite:</text:span></text:p>
      <text:p text:style-name="P561"/>
      <text:p text:style-name="P562"/>
      <text:p text:style-name="P563"/>
      <table:table table:style-name="Table564">
        <table:table-columns>
          <table:table-column table:style-name="TableColumn565"/>
        </table:table-columns>
        <table:table-row table:style-name="TableRow566">
          <table:table-cell table:style-name="TableCell567">
            <text:p text:style-name="P568"/>
            <text:p text:style-name="P569">+ SetScaleX (scaleX : float,</text:p>
            <text:p text:style-name="P570"><text:s text:c="13"/>scaleY : float) : void</text:p>
            <text:p text:style-name="P571">+ GetScale<text:s/>() : Vec2</text:p>
            <text:p text:style-name="P572"/>
          </table:table-cell>
        </table:table-row>
        <table:table-row table:style-name="TableRow573">
          <table:table-cell table:style-name="TableCell574">
            <text:p text:style-name="P575"/>
            <text:p text:style-name="P576">- scale : Vec2</text:p>
            <text:p text:style-name="P577"/>
          </table:table-cell>
        </table:table-row>
      </table:table>
      <text:p text:style-name="P578"/>
      <text:p text:style-name="P579">Inicialize as escalas como 1 no <text:s/>construtor de Sprite e o ângulo como 0, para não quebrar os Sprites já no programa. Além disso, ajuste Sprite::GetWidth() e Sprite::GetHeight() para retornarem a dimensão ajustada para a<text:s/>respectiva escala.</text:p>
      <text:p text:style-name="P580"><text:tab/>A função SetScale é apenas um método Set para a escala. Mantenha a escala em dado eixo se o valor passado para ela for 0.</text:p>
      <text:p text:style-name="P581">Não se esqueça de atualizar a box do GameObject associated. Para facilitar no futuro, mova a box dele de forma a manter o centro no mesmo lugar de antes da mudança de escala.</text:p>
      <text:p text:style-name="P582"><text:span text:style-name="T583">Agora adicione<text:s/></text:span><text:span text:style-name="T584">+ angleDeg : double</text:span><text:span text:style-name="T585"><text:s/>ao GameObject e inicialize-o com 0 no construtor.</text:span></text:p>
      <text:p text:style-name="P586"/>
      <text:p text:style-name="P587"><text:span text:style-name="T588"><text:tab/>Agora precisamos ajustar a renderização. Um pequeno parêntese: Rotação e escala, na SDL 1.2, eram tarefas fe</text:span><text:span text:style-name="T589">itas por software por uma biblioteca um pouco temperamental, e davam brecha para vários bugs e memory leaks. Na SDL2, mudaremos três linhas do corpo de Sprite::Render para fazer o Sprite ser renderizado com zoom e/ou rotacionado.</text:span></text:p>
      <text:p text:style-name="P590"/>
      <text:p text:style-name="P591"><text:span text:style-name="T592">Para o zoom, você deve aj</text:span><text:span text:style-name="T593">ustar para a escala as dimensões do retângulo de destino (quarto argumento da SDL_RenderCopy). O tamanho do Sprite será ajustado automaticamente para ocupar o novo retângulo.</text:span></text:p>
      <text:p text:style-name="P594"/>
      <text:p text:style-name="P595"><text:span text:style-name="T596"><text:tab/>Para a rotação, vamos substituir a SDL_RenderCopy pela SDL_RenderCopyEx. Ela re</text:span><text:span text:style-name="T597">cebe sete argumentos, sendo os quatro primeiros os mesmos da RenderCopy. Os três outros são:</text:span></text:p>
      <text:p text:style-name="P598"/>
      <text:list text:style-name="WWNum2">
        <text:list-item>
          <text:p text:style-name="P599"><text:span text:style-name="T600">angle : double</text:span><text:span text:style-name="T601"><text:s/>- Ângulo de rotação no<text:s/></text:span><text:span text:style-name="T602">sentido horário</text:span><text:span text:style-name="T603"><text:s/>em</text:span><text:span text:style-name="T604"><text:s/>graus</text:span><text:span text:style-name="T605">.</text:span></text:p>
        </text:list-item>
        <text:list-item>
          <text:p text:style-name="P606"><text:span text:style-name="T607">center : SDL_Point* -<text:s/></text:span><text:span text:style-name="T608">Determina o eixo em torno da qual a rotação ocorre. Se passarmos nullptr, a<text:s/></text:span><text:span text:style-name="T609">rotação ocorre em torno do centro do retângulo de destino, que é o que queremos.</text:span></text:p>
        </text:list-item>
        <text:list-item>
          <text:p text:style-name="P610"><text:span text:style-name="T611">flip : SDL_RendererFlip -<text:s/></text:span><text:span text:style-name="T612">Inverte a imagem verticalmente (SDL_FLIP_VERTICAL), horizontalmente (SDL_FLIP_HORIZONTAL), ambos (bitwise or), ou não inverte (SDL_FLIP_NONE). Você p</text:span><text:span text:style-name="T613">ode implementar suporte à inversão de Sprites se quiser, mas por enquanto, use SDL_FLIP_NONE.</text:span></text:p>
        </text:list-item>
      </text:list>
      <text:p text:style-name="P614"/>
      <text:p text:style-name="P615"><text:span text:style-name="T616"><text:tab/>Pronto! Com isso, basta setar as escalas e rotações em seus objetos.</text:span></text:p>
      <text:p text:style-name="P617"/>
      <text:p text:style-name="P618"><text:span text:style-name="T619">Para este trabalho, faça:</text:span></text:p>
      <text:p text:style-name="P620"/>
      <text:list text:style-name="WWNum1">
        <text:list-item text:start-value="1">
          <text:p text:style-name="P621"><text:span text:style-name="T622">Minions sempre com a parte de baixo do Sprite virada para o<text:s/></text:span><text:span text:style-name="T623">Alien;</text:span></text:p>
        </text:list-item>
        <text:list-item>
          <text:p text:style-name="P624"><text:span text:style-name="T625">Alien girando lentamente na direção contrária à translação dos Minions;</text:span></text:p>
        </text:list-item>
        <text:list-item>
          <text:p text:style-name="P626"><text:span text:style-name="T627">Minions com escala aleatória entre 1 e 1.5.</text:span></text:p>
        </text:list-item>
        <text:list-item>
          <text:p text:style-name="P628"><text:span text:style-name="T629">Tiro orientado na direção de seu movimento.</text:span></text:p>
        </text:list-item>
      </text:list>
      <text:p text:style-name="P630"/>
      <text:p text:style-name="P631"><text:span text:style-name="T632">E por hoje, é só. Lembre-se de mover a câmera para testar o trabalho completo.</text:span></text:p>
      <text:p text:style-name="P633"/>
      <text:p text:style-name="P634"><text:span text:style-name="T635">+ Extra<text:s/></text:span><text:span text:style-name="T636">(+0,5 ponto) : Faça com que o Minion mais próximo da posição onde o clique ocorreu seja escolhido para atirar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line-height="100%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style:font-size-complex="13pt" fo:hyphenate="false"/>
    </style:style>
    <style:style style:name="ListLabel1" style:display-name="ListLabel 1" style:family="text">
      <style:text-properties style:font-name="Verdana" style:font-name-asian="Verdana" style:font-name-complex="Verdana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onsolas" style:font-name-asian="Consolas" style:font-name-complex="Consolas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Verdana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Consolas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nsolas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briel Barbosa</dc:creator>
    <meta:creation-date>2018-02-06T00:40:00Z</meta:creation-date>
    <dc:date>2018-03-07T22:31:00Z</dc:date>
    <meta:template xlink:href="Normal.dotm" xlink:type="simple"/>
    <meta:editing-cycles>60</meta:editing-cycles>
    <meta:editing-duration>PT213600S</meta:editing-duration>
    <meta:document-statistic meta:page-count="11" meta:paragraph-count="29" meta:word-count="2276" meta:character-count="14540" meta:row-count="102" meta:non-whitespace-character-count="12293"/>
  </office:meta>
</office:document-meta>
</file>